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8aa97" draw:textarea-horizontal-align="justify" draw:textarea-vertical-align="middle" draw:auto-grow-height="false" fo:min-height="2.85cm" fo:min-width="23.2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4.15cm" fo:min-width="3.4cm"/>
    </style:style>
    <style:style style:name="gr3" style:family="graphic" style:parent-style-name="standard">
      <style:graphic-properties draw:textarea-horizontal-align="justify" draw:textarea-vertical-align="middle" draw:auto-grow-height="false" fo:min-height="14.15cm" fo:min-width="18.1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gradient" draw:fill-color="#00b6bd" draw:fill-gradient-name="Tango_20_Green" draw:textarea-horizontal-align="justify" draw:textarea-vertical-align="middle" draw:auto-grow-height="false" fo:min-height="6.084cm" fo:min-width="8.95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685" draw:opacity="45%" draw:textarea-horizontal-align="justify" draw:textarea-vertical-align="middle" draw:auto-grow-height="false" fo:min-height="3.99cm" fo:min-width="5.87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3715a" draw:opacity="34%" draw:textarea-horizontal-align="justify" draw:textarea-vertical-align="middle" draw:auto-grow-height="false" fo:min-height="2.394cm" fo:min-width="3.451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95cm" draw:shadow="hidden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8aa97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89c765"/>
      <style:paragraph-properties fo:text-align="center"/>
    </style:style>
    <style:style style:name="P6" style:family="paragraph">
      <loext:graphic-properties draw:fill="gradient" draw:fill-color="#00b6bd" draw:fill-gradient-name="Tango_20_Green"/>
      <style:paragraph-properties fo:text-align="center"/>
    </style:style>
    <style:style style:name="P7" style:family="paragraph">
      <loext:graphic-properties draw:fill-color="#fff685" draw:opacity="45%"/>
      <style:paragraph-properties fo:text-align="center"/>
    </style:style>
    <style:style style:name="P8" style:family="paragraph">
      <loext:graphic-properties draw:fill-color="#f3715a" draw:opacity="34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3.7cm" svg:height="3.1cm" svg:x="2.7cm" svg:y="1.5cm">
          <text:p text:style-name="P1"><text:span text:style-name="T1">HEADER</text:span></text:p>
          <text:p text:style-name="P1"><text:span text:style-name="T2">(Background forest im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14.4cm" svg:x="2.8cm" svg:y="5.2cm">
          <text:p text:style-name="P3"><text:span text:style-name="T1">MENU</text:span></text:p>
          <text:p text:style-name="P3"/>
          <text:p text:style-name="P4"><text:span text:style-name="T3">- Home</text:span></text:p>
          <text:p text:style-name="P4"><text:span text:style-name="T3">- Projects</text:span></text:p>
          <text:p text:style-name="P4"><text:span text:style-name="T3"><text:s text:c="2"/></text:span><text:span text:style-name="T3">- Feedly stats</text:span></text:p>
          <text:p text:style-name="P4"><text:span text:style-name="T3"><text:s text:c="2"/></text:span><text:span text:style-name="T3">- Albion Helper</text:span></text:p>
          <text:p text:style-name="P4"><text:span text:style-name="T3">- About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6cm" svg:height="14.4cm" svg:x="7.8cm" svg:y="5.2cm">
          <text:p text:style-name="P3"><text:span text:style-name="T1">Main</text:span> <text:span text:style-name="T1">Fra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4" draw:text-style-name="P6" draw:layer="layout" svg:width="18.9cm" svg:height="19cm" draw:transform="rotate (-3.14159265358979) translate (23.9cm 20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2.9cm" svg:height="12.96cm" draw:transform="rotate (-3.14159265358979) translate (20.9cm 20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7.9cm" svg:height="7.93cm" draw:transform="rotate (-3.14159265358979) translate (18.45cm 19.999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6.3cm" svg:height="2.2cm" svg:x="11.3cm" svg:y="13.9cm">
          <draw:text-box>
            <text:p text:style-name="P3"><text:span text:style-name="T4">HTML</text:span></text:p>
          </draw:text-box>
        </draw:frame>
        <draw:frame draw:style-name="gr7" draw:text-style-name="P9" draw:layer="layout" svg:width="6.3cm" svg:height="2.2cm" svg:x="11.3cm" svg:y="8.5cm">
          <draw:text-box>
            <text:p text:style-name="P3"><text:span text:style-name="T4">CSS</text:span></text:p>
          </draw:text-box>
        </draw:frame>
        <draw:frame draw:style-name="gr7" draw:text-style-name="P9" draw:layer="layout" svg:width="6.3cm" svg:height="2.2cm" svg:x="11.3cm" svg:y="2.8cm">
          <draw:text-box>
            <text:p text:style-name="P3"><text:span text:style-name="T4">Javascri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0:34:04.727000000</meta:creation-date>
    <dc:date>2019-05-19T13:17:38.901000000</dc:date>
    <meta:editing-duration>PT45M7S</meta:editing-duration>
    <meta:editing-cycles>3</meta:editing-cycles>
    <meta:generator>LibreOffice/6.0.7.3$Windows_X86_64 LibreOffice_project/dc89aa7a9eabfd848af146d5086077aeed2ae4a5</meta:generator>
    <meta:document-statistic meta:object-count="9"/>
  </office:meta>
</office:document-meta>
</file>